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text-properties officeooo:paragraph-rsid="001f7967"/>
    </style:style>
    <style:style style:name="P2" style:family="paragraph" style:parent-style-name="Text_20_body" style:list-style-name="L1">
      <style:text-properties officeooo:rsid="001f7967" officeooo:paragraph-rsid="001f7967"/>
    </style:style>
    <style:style style:name="P3" style:family="paragraph" style:parent-style-name="Text_20_body" style:list-style-name="L1">
      <style:text-properties fo:font-weight="bold" officeooo:rsid="001f7967" officeooo:paragraph-rsid="001f7967" style:font-weight-asian="bold" style:font-weight-complex="bold"/>
    </style:style>
    <style:style style:name="P4" style:family="paragraph" style:parent-style-name="Text_20_body" style:list-style-name="L1">
      <style:text-properties fo:font-weight="normal" officeooo:rsid="001f7967" officeooo:paragraph-rsid="001f7967" style:font-weight-asian="normal" style:font-weight-complex="normal"/>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1">
      <style:paragraph-properties fo:margin-top="0in" fo:margin-bottom="0in" style:contextual-spacing="false"/>
      <style:text-properties officeooo:rsid="001f7967" officeooo:paragraph-rsid="001f7967"/>
    </style:style>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6">
      <style:paragraph-properties fo:margin-top="0in" fo:margin-bottom="0in" style:contextual-spacing="false"/>
    </style:style>
    <style:style style:name="T1" style:family="text">
      <style:text-properties officeooo:rsid="001d8259"/>
    </style:style>
    <style:style style:name="T2" style:family="text">
      <style:text-properties officeooo:rsid="001f7967"/>
    </style:style>
    <style:style style:name="T3" style:family="text">
      <style:text-properties fo:font-weight="normal" style:font-weight-asian="normal" style:font-weight-complex="normal"/>
    </style:style>
    <style:style style:name="T4" style:family="text">
      <style:text-properties fo:font-weight="normal" officeooo:rsid="001f7967" style:font-weight-asian="normal" style:font-weight-complex="normal"/>
    </style:style>
    <style:style style:name="T5" style:family="text">
      <style:text-properties fo:font-weight="bold" officeooo:rsid="001f7967" style:font-weight-asian="bold" style:font-weight-complex="bold"/>
    </style:style>
    <style:style style:name="T6" style:family="text">
      <style:text-properties officeooo:rsid="00213cf1"/>
    </style:style>
    <style:style style:name="T7" style:family="text">
      <style:text-properties officeooo:rsid="0021bf7f"/>
    </style:style>
    <style:style style:name="T8" style:family="text">
      <style:text-properties officeooo:rsid="00226849"/>
    </style:style>
    <style:style style:name="T9" style:family="text">
      <style:text-properties officeooo:rsid="00230f41"/>
    </style:style>
    <style:style style:name="T10" style:family="text">
      <style:text-properties officeooo:rsid="00233d1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following machines were identified on the network:</text:p>
      <text:list xml:id="list3443078421" text:style-name="L1">
        <text:list-item>
          <text:p text:style-name="P10">Capstone</text:p>
          <text:list>
            <text:list-item>
              <text:p text:style-name="P11"><text:span text:style-name="Strong_20_Emphasis">Operating System</text:span>: <text:span text:style-name="T1">Windows </text:span><text:span text:style-name="T2">Server </text:span><text:span text:style-name="T1">2008</text:span></text:p>
            </text:list-item>
            <text:list-item>
              <text:p text:style-name="P11"><text:span text:style-name="Strong_20_Emphasis">Purpose</text:span>: <text:span text:style-name="T2">Capstone</text:span></text:p>
            </text:list-item>
            <text:list-item>
              <text:p text:style-name="P11"><text:span text:style-name="Strong_20_Emphasis">IP Address</text:span>: <text:span text:style-name="T2">192.168.1.1</text:span></text:p>
            </text:list-item>
          </text:list>
        </text:list-item>
        <text:list-item>
          <text:p text:style-name="P11"><text:span text:style-name="T2">ELK</text:span> </text:p>
          <text:list>
            <text:list-item>
              <text:p text:style-name="P11"><text:span text:style-name="Strong_20_Emphasis">Operating System</text:span>: <text:span text:style-name="T2">Linux</text:span></text:p>
            </text:list-item>
            <text:list-item>
              <text:p text:style-name="P11"><text:span text:style-name="Strong_20_Emphasis">Purpose</text:span>: <text:span text:style-name="T2">SIEM</text:span></text:p>
            </text:list-item>
            <text:list-item>
              <text:p text:style-name="P11"><text:span text:style-name="Strong_20_Emphasis">IP Address</text:span>: <text:span text:style-name="T2">192.168.1.100</text:span></text:p>
            </text:list-item>
          </text:list>
        </text:list-item>
        <text:list-item>
          <text:p text:style-name="P2">Kali</text:p>
          <text:list>
            <text:list-item>
              <text:p text:style-name="P1"><text:span text:style-name="T5">Operating System: </text:span><text:span text:style-name="T4">Debian </text:span></text:p>
            </text:list-item>
            <text:list-item>
              <text:p text:style-name="P3">Purpose: <text:span text:style-name="T3">Attacker</text:span></text:p>
            </text:list-item>
            <text:list-item>
              <text:p text:style-name="P3">IP Address: <text:span text:style-name="T3">192.168.1.90</text:span></text:p>
            </text:list-item>
          </text:list>
        </text:list-item>
        <text:list-item>
          <text:p text:style-name="P4">Target 1</text:p>
          <text:list>
            <text:list-item>
              <text:p text:style-name="P3">Operating System<text:span text:style-name="T3">: Linux</text:span></text:p>
            </text:list-item>
            <text:list-item>
              <text:p text:style-name="P3">Purpose<text:span text:style-name="T3">: Target </text:span></text:p>
            </text:list-item>
            <text:list-item>
              <text:p text:style-name="P3">IP<text:span text:style-name="T3"> </text:span>Address<text:span text:style-name="T3">: 192.168.1.110</text:span></text:p>
            </text:list-item>
          </text:list>
        </text:list-item>
        <text:list-item>
          <text:p text:style-name="P4">Target 2 </text:p>
          <text:list>
            <text:list-item>
              <text:p text:style-name="P3">Operating<text:span text:style-name="T3"> </text:span>System<text:span text:style-name="T3">: Linux</text:span></text:p>
            </text:list-item>
            <text:list-item>
              <text:p text:style-name="P3">Purpose<text:span text:style-name="T3">: Target</text:span></text:p>
            </text:list-item>
            <text:list-item>
              <text:p text:style-name="P3">IP<text:span text:style-name="T3"> </text:span>Address<text:span text:style-name="T3">: 192.168.1.115</text:span></text:p>
            </text:list-item>
          </text:list>
        </text:list-item>
        <text:list-item>
          <text:p text:style-name="P4">Server</text:p>
          <text:list>
            <text:list-item>
              <text:p text:style-name="P3">Operating System<text:span text:style-name="T3">: Ubuntu </text:span></text:p>
            </text:list-item>
            <text:list-item>
              <text:p text:style-name="P3">Purpose<text:span text:style-name="T3">: Server </text:span></text:p>
            </text:list-item>
            <text:list-item>
              <text:p text:style-name="P3">IP Address<text:span text:style-name="T3">: 192.168.1.105</text:span></text:p>
            </text:list-item>
          </text:list>
        </text:list-item>
      </text:list>
      <text:h text:style-name="Heading_20_3" text:outline-level="3"><text:bookmark text:name="user-content-description-of-targets"/>Description of Targets</text:h>
      <text:p text:style-name="Text_20_body">The target of this attack was: <text:span text:style-name="T6">192.168.1.110</text:span></text:p>
      <text:p text:style-name="Text_20_body">Target 1 is an Apache web server and has SSH enabled, so ports 80 and 22 are possible ports of entry for attackers. As such, the following alerts have been implemented:</text:p>
      <text:h text:style-name="Heading_20_3" text:outline-level="3"><text:bookmark text:name="user-content-monitoring-the-targets"/>Monitoring the Targets</text:h>
      <text:p text:style-name="Text_20_body">Traffic to these services should be carefully monitored. To this end, we have implemented the alerts below:</text:p>
      <text:h text:style-name="Heading_20_4" text:outline-level="4"><text:bookmark text:name="user-content-name-of-alert-1"/><text:soft-page-break/>Name of Alert 1</text:h>
      <text:p text:style-name="Text_20_body">Alert 1 is implemented as follows: <text:span text:style-name="T6">Excessive HTTP Errors</text:span></text:p>
      <text:list xml:id="list1602792018" text:style-name="L2">
        <text:list-item>
          <text:p text:style-name="P12"><text:span text:style-name="Strong_20_Emphasis">Metric</text:span>: <text:span text:style-name="T6">http.response.status_code</text:span> </text:p>
        </text:list-item>
        <text:list-item>
          <text:p text:style-name="P12"><text:span text:style-name="Strong_20_Emphasis">Threshold</text:span>: <text:span text:style-name="T6">Above 400 for the last 5 minutes</text:span> </text:p>
        </text:list-item>
        <text:list-item>
          <text:p text:style-name="P12"><text:span text:style-name="Strong_20_Emphasis">Vulnerability Mitigated</text:span>: <text:span text:style-name="T8">DoS, spidering, directory brute forcing</text:span></text:p>
        </text:list-item>
        <text:list-item>
          <text:p text:style-name="P5"><text:span text:style-name="Strong_20_Emphasis">Reliability</text:span>: <text:span text:style-name="T8">High reliability</text:span></text:p>
        </text:list-item>
      </text:list>
      <text:h text:style-name="Heading_20_4" text:outline-level="4"><text:bookmark text:name="user-content-name-of-alert-2"/>Name of Alert 2</text:h>
      <text:p text:style-name="Text_20_body">Alert 2 is implemented as follows: <text:span text:style-name="T6">HTTP Request Size Monitor</text:span></text:p>
      <text:list xml:id="list2122508352" text:style-name="L3">
        <text:list-item>
          <text:p text:style-name="P13"><text:span text:style-name="Strong_20_Emphasis">Metric</text:span>: <text:span text:style-name="T6">http.request.bytes</text:span> </text:p>
        </text:list-item>
        <text:list-item>
          <text:p text:style-name="P13"><text:span text:style-name="Strong_20_Emphasis">Threshold</text:span>: <text:span text:style-name="T6">Above 3500</text:span></text:p>
        </text:list-item>
        <text:list-item>
          <text:p text:style-name="P13"><text:span text:style-name="Strong_20_Emphasis">Vulnerability Mitigated</text:span>: <text:span text:style-name="T8">DoS, malicious file upload, </text:span><text:span text:style-name="T10">buffer overflow</text:span></text:p>
        </text:list-item>
        <text:list-item>
          <text:p text:style-name="P6"><text:span text:style-name="Strong_20_Emphasis">Reliability</text:span>: <text:span text:style-name="T8">High</text:span></text:p>
        </text:list-item>
      </text:list>
      <text:h text:style-name="Heading_20_4" text:outline-level="4"><text:bookmark text:name="user-content-name-of-alert-3"/>Name of Alert 3</text:h>
      <text:p text:style-name="Text_20_body">Alert 3 is implemented as follows: <text:span text:style-name="T6">CPU Usage Monitor</text:span></text:p>
      <text:list xml:id="list3422197924" text:style-name="L4">
        <text:list-item>
          <text:p text:style-name="P14"><text:span text:style-name="Strong_20_Emphasis">Metric</text:span>: <text:span text:style-name="T6">system.process.cpu.total.pct</text:span> </text:p>
        </text:list-item>
        <text:list-item>
          <text:p text:style-name="P14"><text:span text:style-name="Strong_20_Emphasis">Threshold</text:span>: <text:span text:style-name="T6">Above 0.5 for the last 5 minutes</text:span> </text:p>
        </text:list-item>
        <text:list-item>
          <text:p text:style-name="P14"><text:span text:style-name="Strong_20_Emphasis">Vulnerability Mitigated</text:span>: <text:span text:style-name="T8">DoS</text:span> </text:p>
        </text:list-item>
        <text:list-item>
          <text:p text:style-name="P7"><text:span text:style-name="Strong_20_Emphasis">Reliability</text:span>: <text:span text:style-name="T10">Medium</text:span></text:p>
        </text:list-item>
      </text:list>
      <text:h text:style-name="Heading_20_3" text:outline-level="3"><text:bookmark text:name="user-content-suggestions-for-going-further-optional"/>Suggestions for Going Further (Optional)</text:h>
      <text:list xml:id="list3187168736" text:style-name="L5">
        <text:list-item>
          <text:p text:style-name="P8">Each alert above pertains to a specific vulnerability/exploit. Recall that alerts only detect malicious behavior, but do not stop it. For each vulnerability/exploit identified by the alerts above, suggest a patch. E.g., implementing a blocklist is an effective tactic against brute-force attacks. It is not necessary to explain <text:span text:style-name="Emphasis">how</text:span> to implement each patch. </text:p>
        </text:list-item>
      </text:list>
      <text:p text:style-name="Text_20_body">The logs and alerts generated during the assessment suggest that this network is susceptible to several active threats, identified by the alerts above. In addition to watching for occurrences of such threats, the network should be hardened against them. The Blue Team suggests that IT implement the fixes below to protect the network:</text:p>
      <text:list xml:id="list3661157442" text:style-name="L6">
        <text:list-item>
          <text:p text:style-name="P15">Vulnerability 1 – <text:span text:style-name="T9">Weak password </text:span></text:p>
          <text:list>
            <text:list-item>
              <text:p text:style-name="P15"><text:span text:style-name="Strong_20_Emphasis">Patch</text:span>: <text:span text:style-name="T9">Require certain password length and complexity, use multi factor authentication or multi step authentication </text:span></text:p>
            </text:list-item>
            <text:list-item>
              <text:p text:style-name="P15"><text:span text:style-name="Strong_20_Emphasis">Why It Works</text:span>: <text:span text:style-name="T9">Passwords are harder to crack and use of MFA adds extra security with the need of being or having something along with the password</text:span></text:p>
            </text:list-item>
          </text:list>
        </text:list-item>
        <text:list-item>
          <text:p text:style-name="P15">Vulnerability 2 – <text:span text:style-name="T9">Unsecured file with MySQL login information</text:span></text:p>
          <text:list>
            <text:list-item>
              <text:p text:style-name="P15"><text:span text:style-name="Strong_20_Emphasis">Patch</text:span>: <text:span text:style-name="T9">Change file permissions </text:span></text:p>
            </text:list-item>
            <text:list-item>
              <text:p text:style-name="P15"><text:span text:style-name="Strong_20_Emphasis">Why It Works</text:span>: <text:span text:style-name="T9">If only certain users can view sensitive files adversaries will not have access to information without escalated privileges</text:span></text:p>
            </text:list-item>
          </text:list>
        </text:list-item>
        <text:list-item>
          <text:p text:style-name="P15">Vulnerability 3 – <text:span text:style-name="T9">Sudo rights to use Python which lead to privilege escalation</text:span></text:p>
          <text:list>
            <text:list-item>
              <text:p text:style-name="P15"><text:soft-page-break/><text:span text:style-name="Strong_20_Emphasis">Patch</text:span>: <text:span text:style-name="T9">Use ‘least privilege’ with use of tools</text:span></text:p>
            </text:list-item>
            <text:list-item>
              <text:p text:style-name="P9"><text:span text:style-name="Strong_20_Emphasis">Why It Works</text:span>: <text:span text:style-name="T9">Without sudo rights to Python this privilege escalation would not have been possible </text:span></text:p>
            </text:list-item>
          </text:list>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3T18:33:29.150000000</meta:creation-date>
    <dc:date>2021-02-23T20:41:34.763000000</dc:date>
    <meta:editing-duration>PT41M48S</meta:editing-duration>
    <meta:editing-cycles>6</meta:editing-cycles>
    <meta:generator>LibreOffice/7.0.1.2$Windows_X86_64 LibreOffice_project/7cbcfc562f6eb6708b5ff7d7397325de9e764452</meta:generator>
    <meta:document-statistic meta:table-count="0" meta:image-count="0" meta:object-count="0" meta:page-count="3" meta:paragraph-count="60" meta:word-count="489" meta:character-count="3021" meta:non-whitespace-character-count="2618"/>
  </office:meta>
</office:document-meta>
</file>